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ans" svg:font-family="'Liberation Sans'"/>
    <style:font-face style:name="Liberation Serif1" svg:font-family="'Liberation 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center" style:justify-single-word="false" fo:break-before="column"/>
      <style:text-properties fo:font-size="16pt" fo:language="pt" fo:country="PT" fo:font-weight="bold"/>
    </style:style>
    <style:style style:name="P2" style:family="paragraph" style:parent-style-name="Normal">
      <style:paragraph-properties fo:text-align="center" style:justify-single-word="false"/>
      <style:text-properties fo:font-size="12pt" fo:language="pt" fo:country="PT" fo:font-weight="normal"/>
    </style:style>
    <style:style style:name="P3" style:family="paragraph" style:parent-style-name="Normal">
      <style:paragraph-properties fo:text-align="start" style:justify-single-word="false"/>
      <style:text-properties fo:font-size="12pt" fo:language="pt" fo:country="PT" fo:font-weight="normal"/>
    </style:style>
    <style:style style:name="P4" style:family="paragraph" style:parent-style-name="Normal">
      <style:paragraph-properties fo:text-align="start" style:justify-single-word="false"/>
      <style:text-properties fo:font-size="12pt" fo:language="pt" fo:country="PT" fo:font-weight="normal" officeooo:paragraph-rsid="00224fee"/>
    </style:style>
    <style:style style:name="P5" style:family="paragraph" style:parent-style-name="Normal">
      <style:paragraph-properties fo:text-align="start" style:justify-single-word="false"/>
      <style:text-properties fo:font-size="12pt" fo:language="pt" fo:country="PT" fo:font-weight="normal" officeooo:rsid="001fe13f" officeooo:paragraph-rsid="001fe13f"/>
    </style:style>
    <style:style style:name="P6" style:family="paragraph" style:parent-style-name="Normal" style:list-style-name="L3">
      <style:paragraph-properties fo:text-align="start" style:justify-single-word="false"/>
      <style:text-properties fo:font-size="12pt" fo:language="pt" fo:country="PT" fo:font-weight="normal" officeooo:rsid="001fe13f" officeooo:paragraph-rsid="001fe13f"/>
    </style:style>
    <style:style style:name="P7" style:family="paragraph" style:parent-style-name="Normal">
      <style:paragraph-properties fo:text-align="start" style:justify-single-word="false"/>
      <style:text-properties fo:font-size="12pt" fo:language="pt" fo:country="PT" fo:font-weight="normal" officeooo:rsid="00224fee" officeooo:paragraph-rsid="00224fee"/>
    </style:style>
    <style:style style:name="P8" style:family="paragraph" style:parent-style-name="Normal" style:list-style-name="L4">
      <style:paragraph-properties fo:text-align="start" style:justify-single-word="false"/>
      <style:text-properties fo:font-size="12pt" fo:language="pt" fo:country="PT" fo:font-weight="normal" officeooo:rsid="00224fee" officeooo:paragraph-rsid="00224fee"/>
    </style:style>
    <style:style style:name="P9" style:family="paragraph" style:parent-style-name="Normal">
      <style:paragraph-properties fo:text-align="center" style:justify-single-word="false"/>
      <style:text-properties fo:font-size="12pt" fo:language="pt" fo:country="PT" fo:font-weight="normal" officeooo:rsid="00224fee" officeooo:paragraph-rsid="00224fee"/>
    </style:style>
    <style:style style:name="P10" style:family="paragraph" style:parent-style-name="Normal" style:list-style-name="L5">
      <style:paragraph-properties fo:text-align="start" style:justify-single-word="false"/>
      <style:text-properties fo:font-size="12pt" fo:language="pt" fo:country="PT" fo:font-weight="normal" officeooo:rsid="0023d4f4" officeooo:paragraph-rsid="0023d4f4"/>
    </style:style>
    <style:style style:name="P11" style:family="paragraph" style:parent-style-name="Normal">
      <style:paragraph-properties fo:text-align="start" style:justify-single-word="false"/>
      <style:text-properties fo:font-size="12pt" fo:language="pt" fo:country="PT" fo:font-weight="normal" officeooo:rsid="0023d4f4" officeooo:paragraph-rsid="0023d4f4"/>
    </style:style>
    <style:style style:name="P12" style:family="paragraph" style:parent-style-name="Normal">
      <style:paragraph-properties fo:text-align="center" style:justify-single-word="false"/>
      <style:text-properties fo:font-size="12pt" fo:language="pt" fo:country="PT" fo:font-weight="normal" officeooo:rsid="0023d4f4" officeooo:paragraph-rsid="0023d4f4"/>
    </style:style>
    <style:style style:name="P13" style:family="paragraph" style:parent-style-name="Normal">
      <style:paragraph-properties fo:text-align="start" style:justify-single-word="false"/>
      <style:text-properties fo:font-size="12pt" fo:language="pt" fo:country="PT" style:text-underline-style="solid" style:text-underline-width="auto" style:text-underline-color="font-color" fo:font-weight="bold"/>
    </style:style>
    <style:style style:name="P14" style:family="paragraph" style:parent-style-name="Normal">
      <style:paragraph-properties fo:text-align="start" style:justify-single-word="false"/>
      <style:text-properties fo:font-size="12pt" fo:language="pt" fo:country="PT" style:text-underline-style="solid" style:text-underline-width="auto" style:text-underline-color="font-color" fo:font-weight="normal"/>
    </style:style>
    <style:style style:name="P15" style:family="paragraph" style:parent-style-name="Normal">
      <style:paragraph-properties fo:text-align="start" style:justify-single-word="false"/>
      <style:text-properties fo:color="#000000" style:font-name="Liberation Serif1" fo:font-size="12pt" fo:language="pt" fo:country="PT" style:text-underline-style="solid" style:text-underline-width="auto" style:text-underline-color="font-color" fo:font-weight="normal"/>
    </style:style>
    <style:style style:name="P16" style:family="paragraph" style:parent-style-name="Normal">
      <style:paragraph-properties fo:text-align="center" style:justify-single-word="false"/>
      <style:text-properties fo:font-size="16pt" fo:language="pt" fo:country="PT" fo:font-weight="bold"/>
    </style:style>
    <style:style style:name="P17" style:family="paragraph" style:parent-style-name="Normal" style:list-style-name="L2">
      <style:paragraph-properties fo:margin-left="0.508cm" fo:margin-right="0cm" fo:text-align="start" style:justify-single-word="false" fo:text-indent="0cm" style:auto-text-indent="false"/>
      <style:text-properties fo:font-size="12pt" fo:language="pt" fo:country="PT" fo:font-weight="normal" officeooo:rsid="001e41f9"/>
    </style:style>
    <style:style style:name="P18" style:family="paragraph" style:parent-style-name="Normal" style:list-style-name="L2">
      <style:paragraph-properties fo:margin-left="0.508cm" fo:margin-right="0cm" fo:text-align="start" style:justify-single-word="false" fo:text-indent="0cm" style:auto-text-indent="false"/>
      <style:text-properties fo:font-size="12pt" fo:language="pt" fo:country="PT" fo:font-weight="normal" officeooo:rsid="001e41f9" officeooo:paragraph-rsid="001e41f9"/>
    </style:style>
    <style:style style:name="P19" style:family="paragraph" style:parent-style-name="Normal" style:list-style-name="L1">
      <style:paragraph-properties fo:margin-left="0.508cm" fo:margin-right="0cm" fo:text-align="start" style:justify-single-word="false" fo:text-indent="0cm" style:auto-text-indent="false"/>
      <style:text-properties fo:font-variant="normal" fo:text-transform="none" fo:color="#000000" style:font-name="Liberation Serif1" fo:font-size="12pt" fo:language="pt" fo:country="PT" fo:font-weight="normal" text:display="true"/>
    </style:style>
    <style:style style:name="P20" style:family="paragraph" style:parent-style-name="Normal">
      <style:paragraph-properties fo:margin-left="1.27cm" fo:margin-right="0cm" fo:text-align="start" style:justify-single-word="false" fo:text-indent="0cm" style:auto-text-indent="false"/>
      <style:text-properties fo:font-variant="normal" fo:text-transform="none" fo:color="#000000" style:font-name="Liberation Serif1" fo:font-size="12pt" fo:language="pt" fo:country="PT" fo:font-weight="normal" text:display="true"/>
    </style:style>
    <style:style style:name="T1" style:family="text">
      <style:text-properties officeooo:rsid="001fe13f"/>
    </style:style>
    <style:style style:name="T2" style:family="text">
      <style:text-properties officeooo:rsid="00214494"/>
    </style:style>
    <style:style style:name="T3" style:family="text">
      <style:text-properties officeooo:rsid="0023d4f4"/>
    </style:style>
    <style:style style:name="fr1" style:family="graphic" style:parent-style-name="Formula">
      <style:graphic-properties style:vertical-pos="middle" style:vertical-rel="baseline"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Relatório do 2º projecto de Análise e Síntese de Algoritmos</text:p>
        <text:p text:style-name="P16"/>
        <text:p text:style-name="P2">Henrique Caldeira, 75838</text:p>
        <text:p text:style-name="P2">Pedro Bucho, 69537</text:p>
        <text:p text:style-name="P2"/>
        <text:p text:style-name="P13">Introdução:</text:p>
        <text:p text:style-name="P3">O problema deste projecto é um caso de uma aplicação real de grafos dirigidos com arcos pesados.<text:line-break/>Cada um dos locais de entrega é um dos vértices do grafo, assim como o local do ponto de partida, e as rotas entre localidades são representadas pelos arcos. Cada arco tem um peso que representa o valor que se obtém subtraindo a receita que advém da realização da rota ao custo da realização da rota.</text:p>
        <text:p text:style-name="P3"/>
        <text:p text:style-name="P3">A localização do empresa é representada pelo vértice inicial a partir do qual se vai descobrir a distancia mínima entre este e todas as outras localizações, ou se não é possível chegar a dada localização, ou ainda se existem caminhos que podem ser percorridos um grande número de vezes de modo a aumentar sempre o lucro.</text:p>
        <text:p text:style-name="P3"/>
        <text:p text:style-name="P13">Solução:</text:p>
        <text:p text:style-name="P13"/>
        <text:p text:style-name="P14">Estruturas de dados:</text:p>
        <text:p text:style-name="P3">Para representar o grafo usámos apenas uma estrutura para representar os arcos, por ser adequada às operações que são realizadas sobre o grafo, e por não ser relevante a ordem dos vértices durante a execução do algoritmo que escolhemos. </text:p>
        <text:p text:style-name="P3">Os arcos guardam informação sobre o seu vértice de origem, de destino, e o seu próprio peso.</text:p>
        <text:p text:style-name="P3"/>
        <text:p text:style-name="P3">A inserção de um arco no grafo faz-se portanto em O(1).</text:p>
        <text:p text:style-name="P3"/>
        <text:p text:style-name="P3"/>
        <text:p text:style-name="P3"/>
        <text:p text:style-name="P14">Algoritmo:</text:p>
        <text:p text:style-name="P3">Para resolver o problema em questão, decidimos usar o algoritmo de Bellman-Ford para encontrar a distância mínima entre o vértice de origem e todos os outros.</text:p>
        <text:p text:style-name="P3"><text:line-break/>A execução do algoritmo como corresponde a:</text:p>
        <text:list xml:id="list166252389080712737" text:style-name="L1">
          <text:list-item>
            <text:p text:style-name="P19">Inicialização de um vector de distancias, onde se guardam as distancias do vértice inicial a todos os outros, e um vector de predecessores, onde se guarda o número do vértice predecessor para cada vértice. </text:p>
          </text:list-item>
        </text:list>
        <text:p text:style-name="P20">As distâncias são inicializadas com o valor do máximo número inteiro que a linguagem permite, à excepção da distância do vértice inicial, que tem distância zero.</text:p>
        <text:list xml:id="list433260095035242635" text:style-name="L2">
          <text:list-item>
            <text:p text:style-name="P17">Relaxação das arestas, onde o custo entre dois vértices é substituído por valores cada vez melhores que vão, eventualmente, atingir uma solução óptima.</text:p>
          </text:list-item>
          <text:list-item>
            <text:p text:style-name="P18">Detecção de ciclos negativos, <text:span text:style-name="T1">onde são detectados os caminhos que podem ser percorridos um grande número de vezes. Os vértices contidos nestes caminhos têm uma distância indeterminada (mais tarde identificados como “I”). Para esta detecção é necessário manter uma lista de predecessores para cada vértice.</text:span></text:p>
          </text:list-item>
        </text:list>
        <text:p text:style-name="P3"/>
        <text:p text:style-name="P15">Acréscimos ao algoritmo:</text:p>
        <text:p text:style-name="P15"/>
        <text:p text:style-name="P5">Para além das acções desempenhadas pelo algoritmo Bellman-Ford original, foram adicionadas mais <text:soft-page-break/>algumas funcionalidades de modo a podermos atingir o objectivo pretendido:</text:p>
        <text:list xml:id="list8461726170253311532" text:style-name="L3">
          <text:list-item>
            <text:p text:style-name="P6">Detecção de vértices inalcançáveis, isto é, vértices para os quais não existe uma aresta que se dirija a eles e que não sejam a origem <text:span text:style-name="T2">(mais tarde identificados como “U”)</text:span>.</text:p>
          </text:list-item>
        </text:list>
        <text:p text:style-name="P3"/>
        <text:p text:style-name="P13">Avaliação teórica:</text:p>
        <text:p text:style-name="P3"/>
        <text:p text:style-name="P7">Dado um número V de vértices e E de <text:span text:style-name="T3">arcos</text:span>:</text:p>
        <text:p text:style-name="P4"/>
        <text:list xml:id="list371110178695225509" text:style-name="L4">
          <text:list-item>
            <text:p text:style-name="P8">Na fase de inicialização é necessário inicializar os vectores de distâncias e de predecessores para cada vértice.<text:line-break/>Esta operação tem complexidade O(2V), que é O(V).</text:p>
          </text:list-item>
          <text:list-item>
            <text:p text:style-name="P8">Na fase de inserção d<text:span text:style-name="T3">o</text:span>s <text:span text:style-name="T3">arcos</text:span> <text:span text:style-name="T3">procede-se à inserção dos mesmos na estrutura própria.<text:line-break/>Esta operação tem complexidade O(E).</text:span></text:p>
          </text:list-item>
        </text:list>
        <text:p text:style-name="P7"/>
        <text:p text:style-name="P9"><draw:frame draw:style-name="fr1" draw:name="Objeto1" text:anchor-type="as-char" svg:width="10.888cm" svg:height="0.542cm" draw:z-index="0"><draw:object xlink:href="./Object 1" xlink:type="simple" xlink:show="embed" xlink:actuate="onLoad"/><draw:image xlink:href="./ObjectReplacements/Object 1" xlink:type="simple" xlink:show="embed" xlink:actuate="onLoad"/></draw:frame></text:p>
        <text:p text:style-name="P7"/>
        <text:list xml:id="list2043143729492307102" text:style-name="L5">
          <text:list-item>
            <text:p text:style-name="P10">Para o algoritmo, a complexidade é O(V+E)</text:p>
          </text:list-item>
        </text:list>
        <text:p text:style-name="P12"><draw:frame draw:style-name="fr2" draw:name="Objeto2" text:anchor-type="as-char" svg:width="4.002cm" svg:height="0.542cm" draw:z-index="1"><draw:object xlink:href="./Object 2" xlink:type="simple" xlink:show="embed" xlink:actuate="onLoad"/><draw:image xlink:href="./ObjectReplacements/Object 2" xlink:type="simple" xlink:show="embed" xlink:actuate="onLoad"/></draw:frame></text:p>
        <text:p text:style-name="P3"/>
        <text:p text:style-name="P11">Logo, a complexidade total do programa é O(V+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beration Sans" svg:font-family="'Liberation Sans'"/>
    <style:font-face style:name="Liberation Serif1" svg:font-family="'Liberation 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style:contextual-spacing="false" fo:line-height="12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style: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style:writing-mode="lr-tb"/>
      <style:text-properties style:font-name="Liberation Serif1" fo:font-family="'Liberation Serif'" fo:font-size="12pt" fo:language="en" fo:country="US"/>
    </style:style>
    <style:style style:name="Bullet_20_Symbols_5f_text" style:display-name="Bullet Symbols_text" style:family="text">
      <style:text-properties style:font-name="OpenSymbol" fo:font-family="OpenSymbol"/>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creation-date>Thu Apr 23 13:58:33 2015
</meta:creation-date>
    <dc:date>2015-04-24T16:43:50.274726871</dc:date>
    <meta:editing-duration>PT26M8S</meta:editing-duration>
    <meta:editing-cycles>3</meta:editing-cycles>
    <meta:document-statistic meta:table-count="0" meta:image-count="0" meta:object-count="2" meta:page-count="2" meta:paragraph-count="29" meta:word-count="512" meta:character-count="3081" meta:non-whitespace-character-count="2600"/>
  </office:meta>
</office:document-meta>
</file>

<file path=Object 1/content.xml><?xml version="1.0" encoding="utf-8"?>
<math xmlns="http://www.w3.org/1998/Math/MathML" display="block">
  <semantics>
    <mrow>
      <mrow>
        <msub>
          <mi>T</mi>
          <mi mathvariant="italic">inicialização</mi>
        </msub>
        <mo stretchy="false">=</mo>
        <mrow>
          <msub>
            <mi>t</mi>
            <mrow>
              <mi mathvariant="italic">inicialização</mi>
              <mi mathvariant="italic">vectores</mi>
            </mrow>
          </msub>
          <mo stretchy="false">+</mo>
          <msub>
            <mi>t</mi>
            <mrow>
              <mi mathvariant="italic">inserção</mi>
              <mi mathvariant="italic">arcos</mi>
            </mrow>
          </msub>
        </mrow>
        <mo stretchy="false">=</mo>
        <mi>O</mi>
      </mrow>
      <mrow>
        <mrow>
          <mo fence="true" stretchy="false">(</mo>
          <mrow>
            <mi>V</mi>
          </mrow>
          <mo fence="true" stretchy="false">)</mo>
        </mrow>
        <mo stretchy="false">+</mo>
        <mi>O</mi>
      </mrow>
      <mrow>
        <mrow>
          <mo fence="true" stretchy="false">(</mo>
          <mrow>
            <mi>E</mi>
          </mrow>
          <mo fence="true" stretchy="false">)</mo>
        </mrow>
        <mo stretchy="false">=</mo>
        <mi>O</mi>
      </mrow>
      <mrow>
        <mo fence="true" stretchy="false">(</mo>
        <mrow>
          <mrow>
            <mi>V</mi>
            <mo stretchy="false">+</mo>
            <mi>E</mi>
          </mrow>
        </mrow>
        <mo fence="true" stretchy="false">)</mo>
      </mrow>
    </mrow>
    <annotation encoding="StarMath 5.0">T_{ inicialização } = t_{ inicialização vectores } + t_{ inserção arcos } = O( V ) + O( E ) = O( V+E )</annotation>
  </semantics>
</math>
</file>

<file path=Object 2/content.xml><?xml version="1.0" encoding="utf-8"?>
<math xmlns="http://www.w3.org/1998/Math/MathML" display="block">
  <semantics>
    <mrow>
      <mrow>
        <msub>
          <mi>T</mi>
          <mrow>
            <mi mathvariant="italic">Bellman</mi>
            <mo stretchy="false">−</mo>
            <mi mathvariant="italic">Ford</mi>
          </mrow>
        </msub>
        <mo stretchy="false">=</mo>
        <mi>O</mi>
      </mrow>
      <mrow>
        <mo fence="true" stretchy="false">(</mo>
        <mrow>
          <mrow>
            <mi>V</mi>
            <mo stretchy="false">+</mo>
            <mi>E</mi>
          </mrow>
        </mrow>
        <mo fence="true" stretchy="false">)</mo>
      </mrow>
    </mrow>
    <annotation encoding="StarMath 5.0">T_{ Bellman-Ford }=O( V+E )</annotation>
  </semantics>
</math>
</file>